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text-properties officeooo:rsid="0014bc3d" officeooo:paragraph-rsid="0014bc3d"/>
    </style:style>
    <style:style style:name="P2" style:family="paragraph" style:parent-style-name="Standard">
      <style:text-properties officeooo:rsid="0017b764" officeooo:paragraph-rsid="0017b764"/>
    </style:style>
    <style:style style:name="P3" style:family="paragraph" style:parent-style-name="Standard" style:list-style-name="L1">
      <style:text-properties officeooo:rsid="0014bc3d" officeooo:paragraph-rsid="0014bc3d"/>
    </style:style>
    <style:style style:name="P4" style:family="paragraph" style:parent-style-name="Standard" style:list-style-name="L2">
      <style:text-properties officeooo:rsid="0014bc3d" officeooo:paragraph-rsid="0014bc3d"/>
    </style:style>
    <style:style style:name="P5" style:family="paragraph" style:parent-style-name="Standard" style:list-style-name="L1">
      <style:text-properties officeooo:rsid="0015db84" officeooo:paragraph-rsid="0015db84"/>
    </style:style>
    <style:style style:name="P6" style:family="paragraph" style:parent-style-name="Standard" style:list-style-name="L3">
      <style:text-properties officeooo:rsid="0017b764" officeooo:paragraph-rsid="0017b764"/>
    </style:style>
    <style:style style:name="T1" style:family="text">
      <style:text-properties officeooo:rsid="0018be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iOCl</text:p>
      <text:p text:style-name="P1">Interesting papers</text:p>
      <text:list xml:id="list4597785930940024048" text:style-name="L1">
        <text:list-item>
          <text:p text:style-name="P3"><text:a xlink:type="simple" xlink:href="http://iopscience.iop.org/article/10.1088/0953-8984/24/25/255602/meta;jsessionid=D96F33DCE5EF572EB3DC6AF9CAEAB5B2.c1" text:style-name="Internet_20_link" text:visited-style-name="Visited_20_Internet_20_Link">http://iopscience.iop.org/article/10.1088/0953-8984/24/25/255602/meta;jsessionid=D96F33DCE5EF572EB3DC6AF9CAEAB5B2.c1</text:a></text:p>
        </text:list-item>
        <text:list-item>
          <text:p text:style-name="P3"><text:a xlink:type="simple" xlink:href="http://pubdb.xfel.eu/record/78803/files/PhysRevB_73_214410.pdf" text:style-name="Internet_20_link" text:visited-style-name="Visited_20_Internet_20_Link">http://pubdb.xfel.eu/record/78803/files/PhysRevB_73_214410.pdf</text:a></text:p>
        </text:list-item>
        <text:list-item>
          <text:p text:style-name="P5"><text:a xlink:type="simple" xlink:href="http://journals.aps.org/prb/abstract/10.1103/PhysRevB.71.100405" text:style-name="Internet_20_link" text:visited-style-name="Visited_20_Internet_20_Link">http://journals.aps.org/prb/abstract/10.1103/PhysRevB.71.100405</text:a></text:p>
        </text:list-item>
      </text:list>
      <text:p text:style-name="P1"/>
      <text:p text:style-name="P1">Notes</text:p>
      <text:list xml:id="list646264896938514395" text:style-name="L2">
        <text:list-item>
          <text:p text:style-name="P4">1/2-spin quantum magnet</text:p>
        </text:list-item>
        <text:list-item>
          <text:p text:style-name="P4">Structural distortions in the spin-Peierls state (below T-c = 67K)</text:p>
        </text:list-item>
      </text:list>
      <text:p text:style-name="P1"/>
      <text:p text:style-name="Standard"/>
      <text:p text:style-name="Standard">VOCl</text:p>
      <text:p text:style-name="P2">CES-MGI page: <text:a xlink:type="simple" xlink:href="https://wiki.cites.illinois.edu/wiki/display/CESMGI/VOCl" text:style-name="Internet_20_link" text:visited-style-name="Visited_20_Internet_20_Link">https://wiki.cites.illinois.edu/wiki/display/CESMGI/VOCl</text:a></text:p>
      <text:p text:style-name="P2"/>
      <text:p text:style-name="P2">Notes</text:p>
      <text:list xml:id="list3872207413138564934" text:style-name="L3">
        <text:list-item>
          <text:p text:style-name="P6">Strong Ja<text:span text:style-name="T1">h</text:span>n-Teller distortions</text:p>
        </text:list-item>
        <text:list-item>
          <text:p text:style-name="P6">Antiferromagnetic</text:p>
        </text:list-item>
        <text:list-item>
          <text:p text:style-name="P6">Semiconductor with gap at 2eV</text:p>
        </text:list-item>
      </text:list>
      <text:p text:style-name="Standard"/>
      <text:p text:style-name="Standard">CrOCl</text:p>
      <text:p text:style-name="P1"/>
      <text:p text:style-name="P1">FeOC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14:49:20.018274588</meta:creation-date>
    <dc:date>2015-09-16T19:01:15.344713829</dc:date>
    <meta:editing-duration>PT1H22M7S</meta:editing-duration>
    <meta:editing-cycles>5</meta:editing-cycles>
    <meta:generator>LibreOffice/4.3.7.2$Linux_X86_64 LibreOffice_project/430$Build-2</meta:generator>
    <meta:document-statistic meta:table-count="0" meta:image-count="0" meta:object-count="0" meta:page-count="1" meta:paragraph-count="16" meta:word-count="44" meta:character-count="531" meta:non-whitespace-character-count="511"/>
  </office:meta>
</office:document-meta>
</file>